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4" table:style-name="ta1">
        <table:shapes>
          <draw:frame draw:z-index="0" draw:style-name="gr1" draw:text-style-name="P1" svg:width="15.999cm" svg:height="8.999cm" svg:x="2.431cm" svg:y="0.1cm">
            <draw:object draw:notify-on-update-of-ranges="MOCHILA4.B1:MOCHILA4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4cm" svg:x="16.157cm" svg:y="0.133cm">
            <draw:object draw:notify-on-update-of-ranges="MOCHILA4.C1:MOCHILA4.C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410" calcext:value-type="float">
            <text:p>6241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508" calcext:value-type="float">
            <text:p>26250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35" calcext:value-type="float">
            <text:p>12143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460" calcext:value-type="float">
            <text:p>8246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866" calcext:value-type="float">
            <text:p>7686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80" calcext:value-type="float">
            <text:p>4158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540" calcext:value-type="float">
            <text:p>2754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44" calcext:value-type="float">
            <text:p>2234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50" calcext:value-type="float">
            <text:p>199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98" calcext:value-type="float">
            <text:p>1819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30" calcext:value-type="float">
            <text:p>1203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31" calcext:value-type="float">
            <text:p>119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51" calcext:value-type="float">
            <text:p>865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56" calcext:value-type="float">
            <text:p>645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80" calcext:value-type="float">
            <text:p>408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80" calcext:value-type="float">
            <text:p>408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60" calcext:value-type="float">
            <text:p>406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00" calcext:value-type="float">
            <text:p>27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95" calcext:value-type="float">
            <text:p>229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5" calcext:value-type="float">
            <text:p>97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5" calcext:value-type="float">
            <text:p>9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0" calcext:value-type="float">
            <text:p>98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4" calcext:value-type="float">
            <text:p>92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0" calcext:value-type="float">
            <text:p>91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0" calcext:value-type="float">
            <text:p>98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7" calcext:value-type="float">
            <text:p>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4" calcext:value-type="float">
            <text:p>50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" calcext:value-type="float">
            <text:p>42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6" calcext:value-type="float">
            <text:p>28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" calcext:value-type="float">
            <text:p>24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8" calcext:value-type="float">
            <text:p>16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38:59.573502985</dc:date>
    <meta:editing-duration>PT2M6S</meta:editing-duration>
    <meta:editing-cycles>1</meta:editing-cycles>
    <meta:document-statistic meta:table-count="1" meta:cell-count="6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4 - AVALIAÇÕES</text:p>
        </chart:title>
        <chart:plot-area chart:style-name="ch3" table:cell-range-address="MOCHILA4.B1:MOCHILA4.B200" svg:x="1.331cm" svg:y="1.275cm" svg:width="14.349cm" svg:height="6.564cm">
          <chart:coordinate-region svg:x="2.693cm" svg:y="1.474cm" svg:width="12.911cm" svg:height="5.44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4.B1:MOCHILA4.B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410">
                <text:p>62410</text:p>
                <draw:g>
                  <svg:desc>MOCHILA4.B1:MOCHILA4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508">
                <text:p>262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435">
                <text:p>121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460">
                <text:p>82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866">
                <text:p>76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80">
                <text:p>415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44">
                <text:p>22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98">
                <text:p>18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31">
                <text:p>11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title svg:x="4.831cm" svg:y="0.316cm" chart:style-name="ch2">
          <text:p>MOCHILA TESTE 4 - FITNESS</text:p>
        </chart:title>
        <chart:plot-area chart:style-name="ch3" table:cell-range-address="MOCHILA4.C1:MOCHILA4.C200" svg:x="1.331cm" svg:y="1.275cm" svg:width="14.37cm" svg:height="6.569cm">
          <chart:coordinate-region svg:x="2.137cm" svg:y="1.474cm" svg:width="13.49cm" svg:height="6.124cm"/>
          <chart:axis chart:dimension="x" chart:name="primary-x" chart:style-name="ch4">
            <chart:title svg:x="7.559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MOCHILA4.C1:MOCHILA4.C200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">
                <text:p>339</text:p>
                <draw:g>
                  <svg:desc>MOCHILA4.C1:MOCHILA4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